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9c63" officeooo:paragraph-rsid="000b9c63"/>
    </style:style>
    <style:style style:name="P2" style:family="paragraph" style:parent-style-name="Standard" style:list-style-name="L1">
      <style:text-properties officeooo:rsid="000b9c63" officeooo:paragraph-rsid="000bfa59"/>
    </style:style>
    <style:style style:name="P3" style:family="paragraph" style:parent-style-name="Standard" style:list-style-name="L1">
      <style:text-properties officeooo:rsid="000b9c63" officeooo:paragraph-rsid="000db385"/>
    </style:style>
    <style:style style:name="P4" style:family="paragraph" style:parent-style-name="Standard" style:list-style-name="L1">
      <style:text-properties officeooo:rsid="000bfa59" officeooo:paragraph-rsid="000bfa59"/>
    </style:style>
    <style:style style:name="P5" style:family="paragraph" style:parent-style-name="Standard" style:list-style-name="L1">
      <style:text-properties officeooo:rsid="000bfa59" officeooo:paragraph-rsid="000db385"/>
    </style:style>
    <style:style style:name="P6" style:family="paragraph" style:parent-style-name="Standard">
      <style:text-properties officeooo:rsid="000bfa59" officeooo:paragraph-rsid="000bfa59"/>
    </style:style>
    <style:style style:name="P7" style:family="paragraph" style:parent-style-name="Standard">
      <style:text-properties officeooo:rsid="000bfa59" officeooo:paragraph-rsid="000db385"/>
    </style:style>
    <style:style style:name="P8" style:family="paragraph" style:parent-style-name="Standard" style:list-style-name="L1">
      <style:text-properties officeooo:rsid="000db385" officeooo:paragraph-rsid="000db385"/>
    </style:style>
    <style:style style:name="P9" style:family="paragraph" style:parent-style-name="Standard" style:list-style-name="L2">
      <style:text-properties officeooo:rsid="000db385" officeooo:paragraph-rsid="000db385"/>
    </style:style>
    <style:style style:name="P10" style:family="paragraph" style:parent-style-name="Standard">
      <style:text-properties officeooo:rsid="000db385" officeooo:paragraph-rsid="000db385"/>
    </style:style>
    <style:style style:name="P11" style:family="paragraph" style:parent-style-name="Standard" style:list-style-name="L4">
      <style:text-properties officeooo:rsid="000db385" officeooo:paragraph-rsid="000db385"/>
    </style:style>
    <style:style style:name="P12" style:family="paragraph" style:parent-style-name="Standard" style:list-style-name="L4">
      <style:text-properties officeooo:paragraph-rsid="000db385"/>
    </style:style>
    <style:style style:name="T1" style:family="text">
      <style:text-properties officeooo:rsid="000bfa59"/>
    </style:style>
    <style:style style:name="T2" style:family="text">
      <style:text-properties officeooo:rsid="000db3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Health Application</text:p>
      <text:p text:style-name="P1"/>
      <text:p text:style-name="P1">Example Workflows</text:p>
      <text:list xml:id="list2479141504" text:style-name="L1">
        <text:list-item>
          <text:p text:style-name="P2"><text:span text:style-name="T1">Blood Test Results</text:span></text:p>
          <text:list>
            <text:list-item>
              <text:p text:style-name="P2">Low red blood cell → Alert patient/nurse → Schedule transfusion → <text:span text:style-name="T2">Search engine results </text:span>fo<text:span text:style-name="T2">r increase red blood cells</text:span></text:p>
            </text:list-item>
            <text:list-item>
              <text:p text:style-name="P3">Low red <text:span text:style-name="T1">platelets</text:span> → Alert patient/nurse → Schedule transfusion →<text:span text:style-name="T2"> Search engine results to increase platelets</text:span></text:p>
            </text:list-item>
            <text:list-item>
              <text:p text:style-name="P4">Low white blood cell** → Alert patient/nurse → <text:s/><text:span text:style-name="T2">Search engine results to increase white blood cells (i.e. improve immune system)</text:span></text:p>
              <text:list>
                <text:list-item>
                  <text:p text:style-name="P8">Worked for me: <text:s/>elderberry syrup (Sarah sells) </text:p>
                </text:list-item>
              </text:list>
            </text:list-item>
            <text:list-item>
              <text:p text:style-name="P5">Low hemoglobin** → Alert patient/nurse → <text:span text:style-name="T2">Search engine results to increase hemoglobin</text:span></text:p>
            </text:list-item>
          </text:list>
        </text:list-item>
      </text:list>
      <text:p text:style-name="P7">**<text:span text:style-name="T2">Transfusions aren’t available to increase hemoglobin or white blood cells</text:span></text:p>
      <text:p text:style-name="P7"/>
      <text:p text:style-name="P10">Generic diagnostic report workflow: <text:s/></text:p>
      <text:list xml:id="list1962006323" text:style-name="L4">
        <text:list-item>
          <text:p text:style-name="P12"><text:span text:style-name="T2">process diagnostic report</text:span></text:p>
          <text:list>
            <text:list-item>
              <text:p text:style-name="P12"><text:span text:style-name="T2">report outside normal parameters?</text:span></text:p>
              <text:list>
                <text:list-item>
                  <text:p text:style-name="P12"><text:span text:style-name="T2">send alerts</text:span></text:p>
                  <text:list>
                    <text:list-item>
                      <text:p text:style-name="P12"><text:span text:style-name="T2">medical intervention?</text:span></text:p>
                    </text:list-item>
                  </text:list>
                </text:list-item>
                <text:list-item>
                  <text:p text:style-name="P11">homeopathic improvement options</text:p>
                </text:list-item>
              </text:list>
            </text:list-item>
          </text:list>
        </text:list-item>
      </text:list>
      <text:p text:style-name="P7"/>
      <text:list xml:id="list1282029520" text:style-name="L2">
        <text:list-item>
          <text:p text:style-name="P9">Pain Management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6:59:57.583893066</meta:creation-date>
    <dc:date>2019-08-19T17:25:45.043843610</dc:date>
    <meta:editing-duration>PT4M57S</meta:editing-duration>
    <meta:editing-cycles>2</meta:editing-cycles>
    <meta:generator>LibreOffice/6.1.6.3$Linux_X86_64 LibreOffice_project/10$Build-3</meta:generator>
    <meta:document-statistic meta:table-count="0" meta:image-count="0" meta:object-count="0" meta:page-count="1" meta:paragraph-count="16" meta:word-count="123" meta:character-count="798" meta:non-whitespace-character-count="698"/>
  </office:meta>
</office:document-meta>
</file>